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e739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7"/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e739c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Standard">
      <style:text-properties officeooo:rsid="001e739c" officeooo:paragraph-rsid="001e739c"/>
    </style:style>
    <style:style style:name="P15" style:family="paragraph" style:parent-style-name="Standard">
      <style:text-properties officeooo:paragraph-rsid="001e739c"/>
    </style:style>
    <style:style style:name="T1" style:family="text">
      <style:text-properties officeooo:rsid="001e739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基于文献《Very Deep Convolutional Networks For Large-Scale Image Recongnition》</text:span></text:p>
      <text:list xml:id="list1333121306" text:style-name="L1">
        <text:list-header>
          <text:p text:style-name="P7"><text:span text:style-name="T1">1、</text:span>在不同的尺度下，训练多个分类器，参数为S，参数的意义就是在做原始图片上的缩放时的短边长度。论文中训练了S=256和S=384两个分类器，其中S=384的分类器的参数使用S=256的参数进行初始化，且将步长调为10e-3。论文中的方法在ILSVRC-2014比赛中获得第二名。 <text:span text:style-name="T1">2、</text:span>另一种方法是直接训练一个分类器，每次数据输入时，每张图片被重新缩放，缩放的短边S随机从[min, max]中选择，本文中使用区间[256,384]，网络参数初始化时使用S=384时的参数。</text:p>
        </text:list-header>
      </text:list>
      <text:h text:style-name="Heading_20_2" text:outline-level="2"/>
      <text:list xml:id="list2491467114" text:style-name="L6">
        <text:list-header>
          <text:p text:style-name="P12">首先进行等比例缩放，短边长度Q大于224，Q的意义与S相同，不过S是训练集中的，Q是测试集中的参数。Q不必等于S，相反的，对于一个S，使用多个Q值进行测试，然后去平均会使效果变好。</text:p>
          <text:p text:style-name="P12">然后对测试数据进行测试。 将全连接层转换为卷积层，第一个全连接转换为7×7的卷积，第二个转换为1×1的卷积。</text:p>
          <text:list>
            <text:list-header>
              <text:p text:style-name="P12"/>
            </text:list-header>
          </text:list>
        </text:list-header>
      </text:list>
      <text:h text:style-name="Heading_20_2" text:outline-level="2"/>
      <text:list xml:id="list3354579495" text:style-name="L7">
        <text:list-header>
          <text:p text:style-name="P13"><text:span text:style-name="T1">3、</text:span>使用C++ Caffe toolbox实现 </text:p>
          <text:list>
            <text:list-item>
              <text:p text:style-name="P13">支持单系统多GPU</text:p>
            </text:list-item>
            <text:list-item>
              <text:p text:style-name="P13">多GPU把batch分为多个GPU-batch，在每个GPU上进行计算，得到子batch的梯度后，以平均值作为整个batch的梯度。</text:p>
            </text:list-item>
            <text:list-item>
              <text:p text:style-name="P6">论文的参考文献[9]中提出了很多加速训练的方法。论文实验表明，在4-GPU的系统上，可以加速3.75倍。</text:p>
            </text:list-item>
          </text:list>
        </text:list-header>
      </text:list>
      <text:h text:style-name="P1" text:outline-level="2"/>
      <text:p text:style-name="Text_20_body"><text:span text:style-name="T1">4、</text:span>首先对原始图片进行等比例缩放，使得短边要大于224，然后在图片上随机提取224x224窗口，进行训练。由于物体尺度变化多样，所以多尺度（Multi-scale）可以更好地识别物体。</text:p>
      <text:p text:style-name="Text_20_body"><text:span text:style-name="Strong_20_Emphasis"><text:span text:style-name="T1">1）</text:span></text:span>在不同的尺度下，训练多个分类器：</text:p>
      <text:p text:style-name="Text_20_body">参数S为短边长。训练S=256和S=384两个分类器，其中S=384的分类器用S=256的进行初始化，且将步长调为10e-3</text:p>
      <text:p text:style-name="Text_20_body"><text:span text:style-name="Strong_20_Emphasis"><text:span text:style-name="T1">2）</text:span></text:span>直接训练一个分类器，每次数据输入的时候，每张图片被重新缩放，缩放的短边S随机从[256,512]中选择一个。</text:p>
      <text:p text:style-name="Text_20_body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7:22:00.670887376</meta:creation-date>
    <dc:date>2020-10-31T17:29:36.400200528</dc:date>
    <meta:editing-duration>PT7M35S</meta:editing-duration>
    <meta:editing-cycles>1</meta:editing-cycles>
    <meta:document-statistic meta:table-count="0" meta:image-count="0" meta:object-count="0" meta:page-count="1" meta:paragraph-count="13" meta:word-count="627" meta:character-count="840" meta:non-whitespace-character-count="827"/>
    <meta:generator>LibreOffice/6.0.7.3$Linux_X86_64 LibreOffice_project/00m0$Build-3</meta:generator>
  </office:meta>
</office:document-meta>
</file>